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2" svg:font-family="'Noto Sans Symbol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Arial" fo:font-size="14pt" style:font-name-asian="Arial1" style:font-size-asian="14pt" style:font-name-complex="Arial1" style:font-size-complex="14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style:text-properties style:font-name="Trebuchet MS" style:font-name-asian="Trebuchet MS1" style:font-name-complex="Trebuchet MS1"/>
    </style:style>
    <style:style style:name="P5" style:family="paragraph" style:parent-style-name="Standard">
      <style:paragraph-properties fo:margin-top="0in" fo:margin-bottom="0in" loext:contextual-spacing="false" fo:line-height="100%"/>
      <style:text-properties fo:color="#000000" style:font-name="Trebuchet MS" style:font-name-asian="Trebuchet MS1" style:font-name-complex="Trebuchet MS1"/>
    </style:style>
    <style:style style:name="P6" style:family="paragraph" style:parent-style-name="Standard">
      <style:paragraph-properties fo:margin-top="0in" fo:margin-bottom="0in" loext:contextual-spacing="false" fo:line-height="100%"/>
      <style:text-properties fo:color="#0000ff" style:font-name="Trebuchet MS" style:font-name-asian="Trebuchet MS1" style:font-name-complex="Trebuchet MS1"/>
    </style:style>
    <style:style style:name="P7" style:family="paragraph" style:parent-style-name="Standard" style:master-page-name="Standard">
      <style:paragraph-properties fo:margin-top="0in" fo:margin-bottom="0in" loext:contextual-spacing="false" fo:line-height="100%" fo:text-align="center" style:justify-single-word="false" style:page-number="1"/>
    </style:style>
    <style:style style:name="P8"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 style:family="text">
      <style:text-properties fo:color="#000000" style:font-name="Comic Sans MS" fo:font-size="18pt" fo:font-weight="bold" style:font-name-asian="Comic Sans MS1" style:font-size-asian="18pt" style:font-weight-asian="bold" style:font-name-complex="Comic Sans MS1" style:font-size-complex="18pt" style:font-weight-complex="bold"/>
    </style:style>
    <style:style style:name="T2" style:family="text">
      <style:text-properties fo:color="#000000" style:font-name="Trebuchet MS" style:font-name-asian="Trebuchet MS1" style:font-name-complex="Trebuchet MS1"/>
    </style:style>
    <style:style style:name="T3" style:family="text">
      <style:text-properties fo:color="#000000" style:font-name="Arial" fo:font-size="12pt" fo:font-weight="bold" style:font-name-asian="Arial1" style:font-size-asian="12pt" style:font-weight-asian="bold" style:font-name-complex="Arial1" style:font-size-complex="12pt" style:font-weight-complex="bold"/>
    </style:style>
    <style:style style:name="T4" style:family="text">
      <style:text-properties style:font-name="Arial" fo:font-size="16pt" fo:font-weight="bold" style:font-name-asian="Arial1" style:font-size-asian="16pt" style:font-weight-asian="bold" style:font-name-complex="Arial1" style:font-size-complex="16pt" style:font-weight-complex="bold"/>
    </style:style>
    <style:style style:name="T5" style:family="text">
      <style:text-properties style:font-name="Arial" fo:font-size="12pt" fo:font-weight="bold" style:font-name-asian="Arial1" style:font-size-asian="12pt" style:font-weight-asian="bold" style:font-name-complex="Arial1" style:font-size-complex="12pt" style:font-weight-complex="bold"/>
    </style:style>
    <style:style style:name="T6" style:family="text">
      <style:text-properties style:font-name="Arial" style:font-name-asian="Arial1" style:font-name-complex="Arial1"/>
    </style:style>
    <style:style style:name="T7" style:family="text">
      <style:text-properties style:font-name="Arial" fo:font-size="14pt" style:font-name-asian="Arial1" style:font-size-asian="14pt" style:font-name-complex="Arial1" style:font-size-complex="14pt"/>
    </style:style>
    <style:style style:name="T8" style:family="text">
      <style:text-properties style:font-name="Trebuchet MS" style:font-name-asian="Trebuchet MS1" style:font-name-complex="Trebuchet MS1"/>
    </style:style>
    <style:style style:name="T9" style:family="text">
      <style:text-properties style:font-name="Trebuchet MS" fo:font-weight="bold" style:font-name-asian="Trebuchet MS1" style:font-weight-asian="bold" style:font-name-complex="Trebuchet MS1" style:font-weight-complex="bold"/>
    </style:style>
    <style:style style:name="T10" style:family="text">
      <style:text-properties fo:font-variant="normal" fo:text-transform="none" fo:color="#000000" style:text-line-through-style="none" style:text-line-through-type="none" style:text-position="0% 100%" style:font-name="Noto Sans Symbols" fo:font-size="11pt" fo:font-style="normal" style:text-underline-style="none" fo:font-weight="normal" style:font-name-asian="Noto Sans Symbols2" style:font-size-asian="11pt" style:font-style-asian="normal" style:font-weight-asian="normal" style:font-name-complex="Noto Sans Symbols2"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ut of School Club</text:span></text:p>
      <text:p text:style-name="P3"><text:span text:style-name="T4">Confidentiality Policy</text:span></text:p>
      <text:p text:style-name="P2"><text:span text:style-name="T8">At Extra Time we respect the privacy of the children attending the Club and the privacy</text:span></text:p>
      <text:p text:style-name="P2"><text:span text:style-name="T8">of our parents or carers. Our aim is to ensure that all those using and working at Extra Time can do so with confidence.</text:span></text:p>
      <text:p text:style-name="P4"/>
      <text:p text:style-name="P2"><text:span text:style-name="T9">Co-ordinator – Mandy Grosse</text:span></text:p>
      <text:p text:style-name="P4"/>
      <text:p text:style-name="P2"><text:span text:style-name="T2">We will respect confidentiality in the following ways:</text:span></text:p>
      <text:p text:style-name="P5"/>
      <text:list xml:id="list4047978020" text:style-name="WWNum1">
        <text:list-item>
          <text:p text:style-name="P8"><text:span text:style-name="T10"><text:s/></text:span><text:span text:style-name="T11">Parents can ask to see the records relating to their child, but will not have access to information about any other children. </text:span></text:p>
        </text:list-item>
        <text:list-item>
          <text:p text:style-name="P8"><text:span text:style-name="T11">Parents sign to say they give permission for club staff to discuss their child with their class teacher. </text:span></text:p>
        </text:list-item>
        <text:list-item>
          <text:p text:style-name="P8"><text:span text:style-name="T10"><text:s/></text:span><text:span text:style-name="T11">Staff only discuss individual children for purposes of planning and group management.</text:span></text:p>
        </text:list-item>
        <text:list-item>
          <text:p text:style-name="P8"><text:span text:style-name="T10"><text:s/></text:span><text:span text:style-name="T11">Staff are made aware of the importance of confidentiality during their induction process.</text:span></text:p>
        </text:list-item>
        <text:list-item>
          <text:p text:style-name="P8"><text:span text:style-name="T10"><text:s/></text:span><text:span text:style-name="T11">Information given by parents to Club staff will not be passed on to third parties without permission unless there is a safeguarding issue (as covered in our Safeguarding Policy).</text:span></text:p>
        </text:list-item>
      </text:list>
      <text:list xml:id="list3786521958" text:style-name="WWNum5">
        <text:list-item>
          <text:p text:style-name="P9"><text:span text:style-name="T10"><text:s/></text:span><text:span text:style-name="T11">Concerns or evidence relating to a child’s safety, will be kept in a confidential file and will not be shared within the Club, except with the designated Child Protection Officer and the manager.</text:span></text:p>
        </text:list-item>
      </text:list>
      <text:list xml:id="list3912047151" text:style-name="WWNum4">
        <text:list-item>
          <text:p text:style-name="P10"><text:span text:style-name="T10"><text:s/></text:span><text:span text:style-name="T11">Issues relating to the employment of staff, whether paid or voluntary, will remain</text:span></text:p>
        </text:list-item>
      </text:list>
      <text:p text:style-name="P2"><text:span text:style-name="T2"><text:s text:c="11"/>Confidential to those making personnel decisions.</text:span></text:p>
      <text:list xml:id="list2869486019" text:style-name="WWNum3">
        <text:list-item>
          <text:p text:style-name="P11"><text:span text:style-name="T11">Confidential records are stored securely in a lockable file.</text:span></text:p>
        </text:list-item>
      </text:list>
      <text:list xml:id="list3899174736" text:style-name="WWNum2">
        <text:list-item>
          <text:p text:style-name="P12"><text:span text:style-name="T11">Students on work placements are informed of our confidentiality policy and are required to respect it.</text:span></text:p>
        </text:list-item>
        <text:list-item>
          <text:p text:style-name="P12"><text:span text:style-name="T12">The setting only keeps information that is needed, and will ensure that, as far as reasonably practicable, the information they hold is up to date and that it is destroyed in a secure manner when it is no longer necessary or relevant. </text:span></text:p>
        </text:list-item>
        <text:list-item>
          <text:p text:style-name="P12"><text:span text:style-name="T12">Relevant information will be passed to the child’s next place of learning/play (with permission where applicable) Only information that has been collected by the setting will be passed onto the next place of learning Any other information that is deemed as necessary for the next place of learning to have, that is not ‘the settings information’ will only be passed on where consent has been granted from the source of the information i.e. Doctors and Specialists’ information will only be passed on with the consent of that Doctor or Specialist.</text:span></text:p>
        </text:list-item>
        <text:list-item>
          <text:p text:style-name="P12"><text:span text:style-name="T12">If a school/other setting, requires ongoing updates pertaining to a child, their situation or family, to enable them to have a quality experience in the setting, a communication system will be discussed and implemented in partnership with the other setting/school i.e. school/setting/home diary.</text:span></text:p>
        </text:list-item>
        <text:list-item>
          <text:p text:style-name="P12"><text:span text:style-name="T12"><text:line-break/></text:span></text:p>
        </text:list-item>
      </text:list>
      <text:p text:style-name="P13"/>
      <text:p text:style-name="P2"><text:span text:style-name="T5">Sharing information with outside agencies</text:span></text:p>
      <text:p text:style-name="P2"><text:soft-page-break/><text:span text:style-name="T8">We will only share information with outside agencies on a need-to-know basis and with consent from parents, </text:span><text:span text:style-name="T6">The only time that information will be shared without permission is where Child Protection legislation/guidance advises organisations not to discuss the concerns with the family members (where sharing the information would put the child at further risk of harm or may result in a crime being )</text:span><text:span text:style-name="T8"> If we decide to share information without parental consent, we will record this in the child’s file, clearly stating our reasons.</text:span></text:p>
      <text:p text:style-name="P2"><text:span text:style-name="T6">Staff will not share information with anyone over the phone (or in person) but take and pass on messages for the manager or deputy manager to action, The Manager or Deputy manager will always ensure that information is not passed onto anyone without confirming identity and their right/permission <text:s/>to know the information they seek.</text:span></text:p>
      <text:p text:style-name="P2"><text:span text:style-name="T8">We will only share relevant information that is accurate and up to date. Our primary</text:span></text:p>
      <text:p text:style-name="P2"><text:span text:style-name="T8">Commitment is to the safety and well-being of the children in our care.</text:span></text:p>
      <text:p text:style-name="P5"/>
      <text:p text:style-name="P5"/>
      <text:p text:style-name="P5"/>
      <text:p text:style-name="P2"><text:span text:style-name="T3">Data Protection Act</text:span></text:p>
      <text:p text:style-name="P2"><text:span text:style-name="T2">We comply with the requirements of the Data Protection Act 1998 and GDPR 2018 regarding obtaining, storing and using personal data.</text:span></text:p>
      <text:p text:style-name="P5"/>
      <text:p text:style-name="P5"/>
      <text:p text:style-name="P5"/>
      <text:p text:style-name="P2"><text:span text:style-name="T2">This policy was written by: </text:span><text:span text:style-name="T8">Extra Time</text:span></text:p>
      <text:p text:style-name="P6"/>
      <text:p text:style-name="P2"><text:span text:style-name="T2">Date: 05/02/2025</text:span></text:p>
      <text:p text:style-name="P5"/>
      <text:p text:style-name="P2"><text:span text:style-name="T2">To be reviewed: </text:span><text:span text:style-name="T8">May 2026</text:span></text:p>
      <text:p text:style-name="P6"/>
      <text:p text:style-name="P2"><text:span text:style-name="T2">Signed: <text:tab/><text:tab/><text:tab/>Owner of the setting </text:span></text:p>
      <text:p text:style-name="P5"/>
      <text:p text:style-name="P5"/>
      <text:p text:style-name="P5"/>
      <text:p text:style-name="Standard"><text:span text:style-name="T7">I the undersigned, am signing to say that I have reviewed this policy with the team, and will adhere to the policy at all times. </text:span></text:p>
      <text:p text:style-name="P1"/>
      <text:p text:style-name="Standard"><text:span text:style-name="T7">A.Grosse:<text:tab/> <text:s text:c="46"/>Date:</text:span></text:p>
      <text:p text:style-name="P1"/>
      <text:p text:style-name="Standard"><text:soft-page-break/><text:span text:style-name="T7">N.Walton :<text:tab/><text:tab/><text:tab/><text:tab/><text:tab/><text:tab/>Date :</text:span></text:p>
      <text:p text:style-name="P1"/>
      <text:p text:style-name="Standard"><text:span text:style-name="T7">H. Bailey:<text:tab/><text:tab/><text:tab/><text:tab/><text:tab/><text:tab/>Date:</text:span></text:p>
      <text:p text:style-name="P1"/>
      <text:p text:style-name="Standard"><text:span text:style-name="T7">T. Quinn:<text:tab/> <text:s text:c="46"/>Date:</text:span></text:p>
      <text:p text:style-name="P1"/>
      <text:p text:style-name="Standard"><text:span text:style-name="T7">M. Wright:<text:tab/><text:tab/><text:tab/><text:tab/><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rebuchet MS" fo:font-family="'Trebuchet MS'" style:font-family-generic="roman" style:font-pitch="variable" fo:font-size="11pt" fo:font-weight="normal"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style:font-name="Trebuchet MS" fo:font-family="'Trebuchet MS'" style:font-family-generic="roman" style:font-pitch="variable" fo:font-size="11pt" fo:font-weight="normal"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3" style:display-name="ListLabel 1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6" style:display-name="ListLabel 1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9" style:display-name="ListLabel 19" style:family="text">
      <style:text-properties style:font-name="Trebuchet MS" fo:font-family="'Trebuchet MS'" style:font-family-generic="roman" style:font-pitch="variable" fo:font-size="11pt" fo:font-weight="normal"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2" style:display-name="ListLabel 2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5" style:display-name="ListLabel 2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8" style:display-name="ListLabel 28" style:family="text">
      <style:text-properties style:font-name="Trebuchet MS" fo:font-family="'Trebuchet MS'" style:font-family-generic="roman" style:font-pitch="variable" fo:font-size="11pt" fo:font-weight="normal"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1" style:display-name="ListLabel 3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4" style:display-name="ListLabel 3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7" style:display-name="ListLabel 37" style:family="text">
      <style:text-properties style:font-name="Trebuchet MS" fo:font-family="'Trebuchet MS'" style:font-family-generic="roman" style:font-pitch="variable" fo:font-size="11pt" fo:font-weight="normal"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0" style:display-name="ListLabel 4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3" style:display-name="ListLabel 4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text:s text:c="86"/>Extra time policy and procedures February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05T20:26:00</meta:creation-date>
    <meta:initial-creator>Mandy</meta:initial-creator>
    <meta:document-statistic meta:table-count="0" meta:image-count="0" meta:object-count="0" meta:page-count="3" meta:paragraph-count="38" meta:word-count="678" meta:character-count="4274" meta:non-whitespace-character-count="3423"/>
    <meta:generator>LibreOfficeDev/6.0.5.2$Linux_X86_64 LibreOffice_project/</meta:generator>
  </office:meta>
</office:document-meta>
</file>